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d810" officeooo:paragraph-rsid="001dd810"/>
    </style:style>
    <style:style style:name="P2" style:family="paragraph" style:parent-style-name="Standard">
      <style:paragraph-properties fo:text-align="start" style:justify-single-word="false"/>
      <style:text-properties officeooo:rsid="001dd810" officeooo:paragraph-rsid="001dd810"/>
    </style:style>
    <style:style style:name="P3" style:family="paragraph" style:parent-style-name="Standard">
      <style:text-properties officeooo:rsid="001b735f" officeooo:paragraph-rsid="001dd810"/>
    </style:style>
    <style:style style:name="P4" style:family="paragraph" style:parent-style-name="Standard">
      <style:text-properties officeooo:rsid="000c4854" officeooo:paragraph-rsid="001dd8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Faire</text:p>
      <text:p text:style-name="P1"/>
      <text:p text:style-name="P2">500 Motas article.</text:p>
      <text:p text:style-name="P2"/>
      <text:p text:style-name="P4">Écrire un article sur les finances personelles.</text:p>
      <text:p text:style-name="P4">Mettre en ligne l’article sur les finances personelles.</text:p>
      <text:p text:style-name="P4"/>
      <text:p text:style-name="P4">Mettre a jour la partie services/annuaire.</text:p>
      <text:p text:style-name="P3">Faire le footer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19:11:47.523000000</meta:creation-date>
    <dc:date>2024-06-12T19:12:24.355000000</dc:date>
    <meta:editing-duration>PT37S</meta:editing-duration>
    <meta:editing-cycles>1</meta:editing-cycles>
    <meta:document-statistic meta:table-count="0" meta:image-count="0" meta:object-count="0" meta:page-count="1" meta:paragraph-count="6" meta:word-count="29" meta:character-count="185" meta:non-whitespace-character-count="162"/>
    <meta:generator>LibreOffice/7.6.4.1$Windows_X86_64 LibreOffice_project/e19e193f88cd6c0525a17fb7a176ed8e6a3e2aa1</meta:generator>
  </office:meta>
</office:document-meta>
</file>